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2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number-columns-repeated="1008" table:default-cell-style-name="ce1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ri à bulles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5" table:number-rows-spanned="1">
            <text:p>Tri cocktail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ch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ch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Éch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omp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Final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Final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number-columns-repeated="7"/>
          <table:table-cell table:style-name="ce2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number-columns-repeated="7"/>
          <table:table-cell table:style-name="ce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number-columns-repeated="7"/>
          <table:table-cell table:style-name="ce2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number-columns-repeated="7"/>
          <table:table-cell table:style-name="ce2" office:value-type="float" office:value="22" calcext:value-type="float">
            <text:p>2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omp</text:p>
          </table:table-cell>
          <table:table-cell table:formula="of:=COUNTIF([.H$2:.H$23];[.H26])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omp</text:p>
          </table:table-cell>
          <table:table-cell table:formula="of:=COUNTIF([.P$2:.P$23];[.P26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Éch</text:p>
          </table:table-cell>
          <table:table-cell table:formula="of:=COUNTIF([.H$2:.H$23];[.H27])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Éch</text:p>
          </table:table-cell>
          <table:table-cell table:formula="of:=COUNTIF([.P$2:.P$23];[.P27])" office:value-type="float" office:value="5" calcext:value-type="float">
            <text:p>5</text:p>
          </table:table-cell>
          <table:table-cell table:number-columns-repeated="100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8:06:54.443604186</meta:creation-date>
    <dc:date>2023-02-14T19:33:19.166322362</dc:date>
    <meta:editing-duration>PT1H26M22S</meta:editing-duration>
    <meta:editing-cycles>8</meta:editing-cycles>
    <meta:generator>LibreOffice/7.3.7.2$Linux_X86_64 LibreOffice_project/30$Build-2</meta:generator>
    <meta:document-statistic meta:table-count="1" meta:cell-count="246" meta:object-count="0"/>
  </office:meta>
</office:document-meta>
</file>